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CE9407EC.svm" manifest:media-type="image/x-svm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0.958cm" svg:x="1.4cm" svg:y="0.2cm">
          <draw:text-box>
            <text:p><text:span text:style-name="T1">f[i]</text:span></text:p>
          </draw:text-box>
        </draw:frame>
        <draw:frame draw:style-name="gr2" draw:text-style-name="P1" draw:layer="layout" svg:width="1cm" svg:height="1.65cm" svg:x="14.9cm" svg:y="4.65cm">
          <draw:text-box>
            <text:p><text:span text:style-name="T1">i</text:span></text:p>
          </draw:text-box>
        </draw:frame>
        <draw:frame draw:style-name="gr3" draw:text-style-name="P2" draw:layer="layout" svg:width="14.678cm" svg:height="8.256cm" svg:x="0.622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11-30T15:16:48.470674067</dc:date>
    <meta:editing-duration>PT9M19S</meta:editing-duration>
    <meta:editing-cycles>23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E000000DD000000DDCE9407EC.svm"/>
      </style:chart-properties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4cm" chart:symbol-height="0.4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79cm" svg:height="8.257cm" xlink:href="." xlink:type="simple" chart:class="chart:scatter" chart:style-name="ch1">
        <chart:plot-area chart:style-name="ch2" chart:data-source-has-labels="both" svg:x="0.293cm" svg:y="0.165cm" svg:width="14.093cm" svg:height="7.927cm">
          <chart:coordinate-region svg:x="0.835cm" svg:y="0.364cm" svg:width="13.458cm" svg:height="7.52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5574077246549">
                <text:p>1.5574077246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18503986326152">
                <text:p>-2.18503986326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142546543074278">
                <text:p>-0.142546543074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15782128234958">
                <text:p>1.15782128234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38051500624659">
                <text:p>-3.38051500624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9" draw:display-name="Gradient 9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